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8AC9E0D0546F103445.png" manifest:media-type="image/png"/>
  <manifest:file-entry manifest:full-path="Pictures/1000071100000F7D00000E4BEF54BCD52BBAD270.svg" manifest:media-type="image/svg+xml"/>
  <manifest:file-entry manifest:full-path="Pictures/10000201000001330000014EEA3A807237108B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2.754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xml:id="id2" draw:id="id2" draw:layer="layout" svg:width="4.37cm" svg:height="4.754cm" svg:x="8.43cm" svg:y="15.646cm">
          <draw:image xlink:href="Pictures/10000201000001330000014EEA3A807237108BC1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Usuario <text:s text:c="3"/><text:s text:c="3"/></text:p>
          </draw:image>
        </draw:frame>
        <draw:frame draw:style-name="gr1" draw:text-style-name="P1" xml:id="id5" draw:id="id5" draw:layer="layout" svg:width="3.964cm" svg:height="3.658cm" svg:x="8.7cm" svg:y="2.842cm">
          <draw:image xlink:href="Pictures/1000071100000F7D00000E4BEF54BCD52BBAD270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istema</text:p>
          </draw:image>
          <draw:image xlink:href="Pictures/10000201000000960000008AC9E0D0546F103445.png" xlink:type="simple" xlink:show="embed" xlink:actuate="onLoad"/>
        </draw:frame>
        <draw:custom-shape draw:style-name="gr2" draw:text-style-name="P1" xml:id="id1" draw:id="id1" draw:layer="layout" svg:width="4.6cm" svg:height="3cm" svg:x="2.6cm" svg:y="10.8cm">
          <text:p text:style-name="P1">Realización de</text:p>
          <text:p text:style-name="P1">activid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4.6cm" svg:height="3cm" svg:x="14.2cm" svg:y="11.5cm">
          <text:p text:style-name="P1">Desconectar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6cm" svg:height="3cm" svg:x="8.3cm" svg:y="9.9cm">
          <text:p text:style-name="P1">Autenticar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9cm" svg:y1="13.8cm" svg:x2="8.43cm" svg:y2="18.023cm" draw:start-shape="id1" draw:start-glue-point="8" draw:end-shape="id2" draw:end-glue-point="3" svg:d="M4900 13800v4223h3530" svg:viewBox="0 0 3531 4224">
          <text:p/>
        </draw:connector>
        <draw:connector draw:style-name="gr3" draw:text-style-name="P1" draw:layer="layout" svg:x1="10.6cm" svg:y1="12.9cm" svg:x2="10.615cm" svg:y2="15.646cm" draw:start-shape="id3" draw:start-glue-point="8" draw:end-shape="id2" draw:end-glue-point="0" svg:d="M10600 12900v1374h15v1372" svg:viewBox="0 0 16 2747">
          <text:p/>
        </draw:connector>
        <draw:connector draw:style-name="gr3" draw:text-style-name="P1" draw:layer="layout" svg:x1="16.5cm" svg:y1="14.5cm" svg:x2="12.8cm" svg:y2="18.023cm" draw:start-shape="id4" draw:start-glue-point="8" draw:end-shape="id2" draw:end-glue-point="1" svg:d="M16500 14500v3523h-3700" svg:viewBox="0 0 3701 3524">
          <text:p/>
        </draw:connector>
        <draw:connector draw:style-name="gr3" draw:text-style-name="P1" draw:layer="layout" svg:x1="8.7cm" svg:y1="4.671cm" svg:x2="4.9cm" svg:y2="10.8cm" draw:start-shape="id5" draw:start-glue-point="3" draw:end-shape="id1" draw:end-glue-point="4" svg:d="M8700 4671h-3800v6129" svg:viewBox="0 0 3801 61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8:46:50.685219276</meta:creation-date>
    <dc:date>2017-03-31T18:56:44.596269705</dc:date>
    <meta:editing-duration>PT9M54S</meta:editing-duration>
    <meta:editing-cycles>1</meta:editing-cycles>
    <meta:document-statistic meta:object-count="9"/>
    <meta:generator>LibreOffice/5.1.6.2$Linux_X86_64 LibreOffice_project/10m0$Build-2</meta:generator>
  </office:meta>
</office:document-meta>
</file>